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accoun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bankId</text:p>
          </table:table-cell>
          <table:table-cell office:value-type="string">
            <text:p>name</text:p>
          </table:table-cell>
          <table:table-cell office:value-type="string">
            <text:p>color</text:p>
          </table:table-cell>
          <table:table-cell office:value-type="string">
            <text:p>type</text:p>
          </table:table-cell>
          <table:table-cell office:value-type="string">
            <text:p>number</text:p>
          </table:table-cell>
          <table:table-cell office:value-type="string">
            <text:p>visible</text:p>
          </table:table-cell>
          <table:table-cell office:value-type="string">
            <text:p>routing</text:p>
          </table:table-cell>
          <table:table-cell office:value-type="string">
            <text:p>key</text:p>
          </table:table-cell>
          <table:table-cell office:value-type="string">
            <text:p>iconId</text:p>
          </table:table-cell>
          <table:table-cell office:value-type="string">
            <text:p>sortOrder</text:p>
          </table:table-cell>
          <table:table-cell office:value-type="string">
            <text:p>currencyCode</text:p>
          </table:table-cell>
        </table:table-row>
        <table:table-row>
          <table:table-cell office:value-type="string">
            <text:p>ab23e137d3f304ff24be6582cf18e4eb8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7}}},{t: 1554684964821,q: {sortOrder: {$set: 7}}}]</text:p>
          </table:table-cell>
          <table:table-cell office:value-type="string">
            <text:p>a74780f9d696f3646f3177b83093c0667</text:p>
          </table:table-cell>
          <table:table-cell office:value-type="string">
            <text:p>Kids (02)</text:p>
          </table:table-cell>
          <table:table-cell office:value-type="string">
            <text:p>#fc4c3c</text:p>
          </table:table-cell>
          <table:table-cell office:value-type="string">
            <text:p>SAVINGS</text:p>
          </table:table-cell>
          <table:table-cell office:value-type="string">
            <text:p>0050142802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">
            <text:p>7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4daba22e9c4c37dc897cf400d70c7a5d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6}}},{t: 1554684964821,q: {sortOrder: {$set: 6}}}]</text:p>
          </table:table-cell>
          <table:table-cell office:value-type="string">
            <text:p>a74780f9d696f3646f3177b83093c0667</text:p>
          </table:table-cell>
          <table:table-cell office:value-type="string">
            <text:p>Household Savings (03)</text:p>
          </table:table-cell>
          <table:table-cell office:value-type="string">
            <text:p>#cc0e44</text:p>
          </table:table-cell>
          <table:table-cell office:value-type="string">
            <text:p>SAVINGS</text:p>
          </table:table-cell>
          <table:table-cell office:value-type="string">
            <text:p>0050142803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2224de2dbf67bc4fe02b973b14b92f6a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10}}},{t: 1554684964821,q: {sortOrder: {$set: 10}}}]</text:p>
          </table:table-cell>
          <table:table-cell office:value-type="string">
            <text:p>a74780f9d696f3646f3177b83093c0667</text:p>
          </table:table-cell>
          <table:table-cell office:value-type="string">
            <text:p>Nest Egg</text:p>
          </table:table-cell>
          <table:table-cell office:value-type="string">
            <text:p>#e02f0f</text:p>
          </table:table-cell>
          <table:table-cell office:value-type="string">
            <text:p>SAVINGS</text:p>
          </table:table-cell>
          <table:table-cell office:value-type="string">
            <text:p>0050142804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">
            <text:p>10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2406c089edd5db08aef8c309b204e9ce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2}}},{t: 1554684964821,q: {sortOrder: {$set: 1}}}]</text:p>
          </table:table-cell>
          <table:table-cell office:value-type="string">
            <text:p>a74780f9d696f3646f3177b83093c0667</text:p>
          </table:table-cell>
          <table:table-cell office:value-type="string">
            <text:p>EMERGENCY FUND</text:p>
          </table:table-cell>
          <table:table-cell office:value-type="string">
            <text:p>#8e0716</text:p>
          </table:table-cell>
          <table:table-cell office:value-type="string">
            <text:p>SAVINGS</text:p>
          </table:table-cell>
          <table:table-cell office:value-type="string">
            <text:p>0354361901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9bceab940e39a7fff0dc6a7a10e54519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14}}},{t: 1554684964821,q: {sortOrder: {$set: 14}}}]</text:p>
          </table:table-cell>
          <table:table-cell office:value-type="string">
            <text:p>a74780f9d696f3646f3177b83093c0667</text:p>
          </table:table-cell>
          <table:table-cell office:value-type="string">
            <text:p>Taxes</text:p>
          </table:table-cell>
          <table:table-cell office:value-type="string">
            <text:p>#89093a</text:p>
          </table:table-cell>
          <table:table-cell office:value-type="string">
            <text:p>SAVINGS</text:p>
          </table:table-cell>
          <table:table-cell office:value-type="string">
            <text:p>0354363001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">
            <text:p>14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8c8f4f6a3242deb429d0e91dbd1b77cd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13}}},{t: 1554684964821,q: {sortOrder: {$set: 13}}}]</text:p>
          </table:table-cell>
          <table:table-cell office:value-type="string">
            <text:p>a74780f9d696f3646f3177b83093c0667</text:p>
          </table:table-cell>
          <table:table-cell office:value-type="string">
            <text:p>Social Security Reserve</text:p>
          </table:table-cell>
          <table:table-cell office:value-type="string">
            <text:p>#ce2621</text:p>
          </table:table-cell>
          <table:table-cell office:value-type="string">
            <text:p>SAVINGS</text:p>
          </table:table-cell>
          <table:table-cell office:value-type="string">
            <text:p>0354363002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">
            <text:p>13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64a6b79a83bc24eac2c1c54b4b111211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8}}},{t: 1554684964821,q: {sortOrder: {$set: 8}}}]</text:p>
          </table:table-cell>
          <table:table-cell office:value-type="string">
            <text:p>a74780f9d696f3646f3177b83093c0667</text:p>
          </table:table-cell>
          <table:table-cell office:value-type="string">
            <text:p>My Savings</text:p>
          </table:table-cell>
          <table:table-cell office:value-type="string">
            <text:p>#f46e94</text:p>
          </table:table-cell>
          <table:table-cell office:value-type="string">
            <text:p>SAVINGS</text:p>
          </table:table-cell>
          <table:table-cell office:value-type="string">
            <text:p>0354363003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">
            <text:p>8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94dfe162eb723ebeeb1bb2b804a0da34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4}}},{t: 1554684964821,q: {sortOrder: {$set: 4}}}]</text:p>
          </table:table-cell>
          <table:table-cell office:value-type="string">
            <text:p>a74780f9d696f3646f3177b83093c0667</text:p>
          </table:table-cell>
          <table:table-cell office:value-type="string">
            <text:p>House Bills (04)</text:p>
          </table:table-cell>
          <table:table-cell office:value-type="string">
            <text:p>#b53a2d</text:p>
          </table:table-cell>
          <table:table-cell office:value-type="string">
            <text:p>CHECKING</text:p>
          </table:table-cell>
          <table:table-cell office:value-type="string">
            <text:p>0050142804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e17c562364cf9c7827e5d8188dee616f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5}}},{t: 1554684964821,q: {sortOrder: {$set: 5}}}]</text:p>
          </table:table-cell>
          <table:table-cell office:value-type="string">
            <text:p>a74780f9d696f3646f3177b83093c0667</text:p>
          </table:table-cell>
          <table:table-cell office:value-type="string">
            <text:p>Household Checking (05)</text:p>
          </table:table-cell>
          <table:table-cell office:value-type="string">
            <text:p>#9b1a3f</text:p>
          </table:table-cell>
          <table:table-cell office:value-type="string">
            <text:p>CHECKING</text:p>
          </table:table-cell>
          <table:table-cell office:value-type="string">
            <text:p>0050142805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7060a6050f05719c94d1b99152e5321e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11}}},{t: 1554684964821,q: {sortOrder: {$set: 11}}}]</text:p>
          </table:table-cell>
          <table:table-cell office:value-type="string">
            <text:p>a74780f9d696f3646f3177b83093c0667</text:p>
          </table:table-cell>
          <table:table-cell office:value-type="string">
            <text:p>PREMIUM CHECKING</text:p>
          </table:table-cell>
          <table:table-cell office:value-type="string">
            <text:p>#c14566</text:p>
          </table:table-cell>
          <table:table-cell office:value-type="string">
            <text:p>CHECKING</text:p>
          </table:table-cell>
          <table:table-cell office:value-type="string">
            <text:p>0354361901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">
            <text:p>11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13cb3bf09d932e0b00d4eedee1b22e85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9}}},{t: 1554684964821,q: {sortOrder: {$set: 9}}}]</text:p>
          </table:table-cell>
          <table:table-cell office:value-type="string">
            <text:p>a74780f9d696f3646f3177b83093c0667</text:p>
          </table:table-cell>
          <table:table-cell office:value-type="string">
            <text:p>My Stipend</text:p>
          </table:table-cell>
          <table:table-cell office:value-type="string">
            <text:p>#a0131f</text:p>
          </table:table-cell>
          <table:table-cell office:value-type="string">
            <text:p>CHECKING</text:p>
          </table:table-cell>
          <table:table-cell office:value-type="string">
            <text:p>0354363001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">
            <text:p>9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a7c91bcd80aea71918d4aee6a826e595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12}}},{t: 1554684964821,q: {sortOrder: {$set: 12}}}]</text:p>
          </table:table-cell>
          <table:table-cell office:value-type="string">
            <text:p>a74780f9d696f3646f3177b83093c0667</text:p>
          </table:table-cell>
          <table:table-cell office:value-type="string">
            <text:p>RESERVE LINE OF CREDIT</text:p>
          </table:table-cell>
          <table:table-cell office:value-type="string">
            <text:p>#c93f2a</text:p>
          </table:table-cell>
          <table:table-cell office:value-type="string">
            <text:p>CREDITLINE</text:p>
          </table:table-cell>
          <table:table-cell office:value-type="string">
            <text:p>0354363001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">
            <text:p>12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9dfff306bab289e4d7d6bfb9cf4be54a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3}}},{t: 1554684964821,q: {sortOrder: {$set: 3}}}]</text:p>
          </table:table-cell>
          <table:table-cell office:value-type="string">
            <text:p>a74780f9d696f3646f3177b83093c0667</text:p>
          </table:table-cell>
          <table:table-cell office:value-type="string">
            <text:p>Home Equity Loan</text:p>
          </table:table-cell>
          <table:table-cell office:value-type="string">
            <text:p>#f2609d</text:p>
          </table:table-cell>
          <table:table-cell office:value-type="string">
            <text:p>CREDITLINE</text:p>
          </table:table-cell>
          <table:table-cell office:value-type="string">
            <text:p>0354363004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540b61c0b9a9cf193d16f057435b9906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0}}},{t: 1554684964821,q: {sortOrder: {$set: 0}}}]</text:p>
          </table:table-cell>
          <table:table-cell office:value-type="string">
            <text:p>a74780f9d696f3646f3177b83093c0667</text:p>
          </table:table-cell>
          <table:table-cell office:value-type="string">
            <text:p>HOME EQUITY LINE OF CREDIT</text:p>
          </table:table-cell>
          <table:table-cell office:value-type="string">
            <text:p>#9e251c</text:p>
          </table:table-cell>
          <table:table-cell office:value-type="string">
            <text:p>CREDITLINE</text:p>
          </table:table-cell>
          <table:table-cell office:value-type="string">
            <text:p>0354363005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6815df9d9a365f72aed3f6f76079ccf4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1}}},{t: 1554684964821,q: {sortOrder: {$set: 2}}}]</text:p>
          </table:table-cell>
          <table:table-cell office:value-type="string">
            <text:p>a74780f9d696f3646f3177b83093c0667</text:p>
          </table:table-cell>
          <table:table-cell office:value-type="string">
            <text:p>HOME EQUITY LINE OF CREDIT</text:p>
          </table:table-cell>
          <table:table-cell office:value-type="string">
            <text:p>#c12805</text:p>
          </table:table-cell>
          <table:table-cell office:value-type="string">
            <text:p>CREDITLINE</text:p>
          </table:table-cell>
          <table:table-cell office:value-type="string">
            <text:p>0354363006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8ea34a310ef7207e2ae9c91890d6a229</text:p>
          </table:table-cell>
          <table:table-cell office:value-type="float" office:value="0">
            <text:p>0</text:p>
          </table:table-cell>
          <table:table-cell office:value-type="string">
            <text:p>[{t: 1554684961677,q: {sortOrder: {$set: 15}}},{t: 1554684964821,q: {sortOrder: {$set: 15}}}]</text:p>
          </table:table-cell>
          <table:table-cell office:value-type="string">
            <text:p>a74780f9d696f3646f3177b83093c0667</text:p>
          </table:table-cell>
          <table:table-cell office:value-type="string">
            <text:p>VISA PLATINUM CASH REWARDS</text:p>
          </table:table-cell>
          <table:table-cell office:value-type="string">
            <text:p>#e2094e</text:p>
          </table:table-cell>
          <table:table-cell office:value-type="string">
            <text:p>CREDITCARD</text:p>
          </table:table-cell>
          <table:table-cell office:value-type="string">
            <text:p>4680062000510445</text:p>
          </table:table-cell>
          <table:table-cell office:value-type="boolean" office:boolean-value="false">
            <text:p>FA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">
            <text:p>15</text:p>
          </table:table-cell>
          <table:table-cell office:value-type="string">
            <text:p>USD</text:p>
          </table:table-cell>
        </table:table-row>
      </table:table>
      <table:table table:name="bank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web</text:p>
          </table:table-cell>
          <table:table-cell office:value-type="string">
            <text:p>address</text:p>
          </table:table-cell>
          <table:table-cell office:value-type="string">
            <text:p>notes</text:p>
          </table:table-cell>
          <table:table-cell office:value-type="string">
            <text:p>iconId</text:p>
          </table:table-cell>
          <table:table-cell office:value-type="string">
            <text:p>online</text:p>
          </table:table-cell>
          <table:table-cell office:value-type="string">
            <text:p>fid</text:p>
          </table:table-cell>
          <table:table-cell office:value-type="string">
            <text:p>org</text:p>
          </table:table-cell>
          <table:table-cell office:value-type="string">
            <text:p>ofx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>
          <table:table-cell office:value-type="string">
            <text:p>a74780f9d696f3646f3177b83093c0667</text:p>
          </table:table-cell>
          <table:table-cell office:value-type="float" office:value="0">
            <text:p>0</text:p>
          </table:table-cell>
          <table:table-cell office:value-type="string">
            <text:p>[<text:line-break/><text:s text:c="2"/>{<text:line-break/><text:s text:c="4"/>"t": 1563484897930,<text:line-break/><text:s text:c="4"/>"q": {<text:line-break/><text:s text:c="6"/>"address": {<text:line-break/><text:s text:c="8"/>"$set": "3500 University Avenue\nMadison, WI 53744\nUSA"<text:line-break/><text:s text:c="6"/>},<text:line-break/><text:s text:c="6"/>"iconId": {<text:line-break/><text:s text:c="8"/>"$set": "2057817c99ffa1d1ad75ef472ac46ecb96350b21"<text:line-break/><text:s text:c="6"/>}<text:line-break/><text:s text:c="4"/>}<text:line-break/><text:s text:c="2"/>}<text:line-break/>]</text:p>
          </table:table-cell>
          <table:table-cell office:value-type="string">
            <text:p>UW Credit Union</text:p>
          </table:table-cell>
          <table:table-cell office:value-type="string">
            <text:p>http://www.uwcu.org/</text:p>
          </table:table-cell>
          <table:table-cell office:value-type="string">
            <text:p>3500 University Avenue<text:line-break/>Madison, WI 53744<text:line-break/>USA</text:p>
          </table:table-cell>
          <table:table-cell office:value-type="string">
            <text:p/>
          </table:table-cell>
          <table:table-cell office:value-type="string">
            <text:p>2057817c99ffa1d1ad75ef472ac46ecb96350b21</text:p>
          </table:table-cell>
          <table:table-cell office:value-type="boolean" office:boolean-value="false">
            <text:p>FALSE</text:p>
          </table:table-cell>
          <table:table-cell office:value-type="string">
            <text:p>1001</text:p>
          </table:table-cell>
          <table:table-cell office:value-type="string">
            <text:p>UWCU</text:p>
          </table:table-cell>
          <table:table-cell office:value-type="string">
            <text:p>https://ofx.uwcu.org/serverext.d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bill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web</text:p>
          </table:table-cell>
          <table:table-cell office:value-type="string">
            <text:p>icon</text:p>
          </table:table-cell>
          <table:table-cell office:value-type="string">
            <text:p>notes</text:p>
          </table:table-cell>
          <table:table-cell office:value-type="string">
            <text:p>amount</text:p>
          </table:table-cell>
          <table:table-cell office:value-type="string">
            <text:p>account</text:p>
          </table:table-cell>
          <table:table-cell office:value-type="string">
            <text:p>category</text:p>
          </table:table-cell>
          <table:table-cell office:value-type="string">
            <text:p>showAdvanced</text:p>
          </table:table-cell>
          <table:table-cell office:value-type="string">
            <text:p>sortOrder</text:p>
          </table:table-cell>
          <table:table-cell office:value-type="string">
            <text:p>rrule</text:p>
          </table:table-cell>
        </table:table-row>
        <table:table-row>
          <table:table-cell office:value-type="string">
            <text:p>a1a148af955485cddaed13ca799858cf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tflix</text:p>
          </table:table-cell>
          <table:table-cell office:value-type="string">
            <text:p/>
          </table:table-cell>
          <table:table-cell office:value-type="string">
            <text:p>netflix.com</text:p>
          </table:table-cell>
          <table:table-cell office:value-type="string">
            <text:p>data:image/png;width=64;height=64;base64,iVBORw0KGgoAAAANSUhEUgAAAEAAAABACAYAAACqaXHeAAAABGdBTUEAALGPC/xhBQAABpJJREFUeAHdWk1vHEUQnZ5Zf9uJHRvbrCMSgoiRECARwYWLJUDcQJEQKCL8AE45cfedO2ckosAFpMANJMiBE4ILcCCWQY4d79qxY+z4K17vTvNej8daNrP21Gz3ZE1Jo5np7Y+q11Wvq3tWeRlltntku0d5vembq73err7xofW59ePafNM1qI+r0/j723vrqrEszbufplJSnSUvFBjPHnTXbmXrvaS+HmdZZgDuh6Fcb60+lDdy2yIzACEcbk1LPVW/Vh4cP+/WJFnvmQEIMM6ylnkB4FK6UrsqU9Ft7cwAUK11T3syCMAEWv9/ACAIy3IumCz3jr/Ctu0gLXkAw2BJGAaR0bW2IcOWAXgAi/aEUwkueF9PTRWEzZxUbwkAauSDB0rCMAAPjC79/MdbTiwSdtoyAAVPeeUMYRBq1RZk2DIAAfKBbeQDm+KcwHtnZWRyQDhh1qu3DgBUKgCEBbEX6J7q7tq71i0SdtgyABzPhIGQB9guDJNzgqrcm9hdJrECQAAi3MfwK6EsNYbjTK32nJ1o1LzaWODw3QoAXM8YBvO6JlIVcPl7fuWDxkYnDoBAKS/aG3ieDAJuDh4NgypWlrzEigdQWfJACCJcFHIBcoIXlvtGX6o3eB8cUJVFU31z0bM1AMgDBXjCvBAAalsLw/+kxgaAnJzAGgA0nmGwAi94KJoD7BCVd0VPTx/qQg7IayU4HFSo8yPVaTyJ0AcQd0IhE2ivWPrk09fjTglA5aSFAJUnCLzmatJTApBhXRjsw3hCyFBwLdY8gIoyDLgk8qBkQ6y8ulwqFs1BKz2AeUUN/bkWuwBAWxMKuP8tDAPt6X5vo3qZBnPm44vvLsUqAMZ4TBo9YS7DaoDzsqs0lh7AEODdtVgFgMrGPLCDWVySgqD1m8gJxsgg5IHocssD1gGIl0PeZ4UAwNQAOcEVAsnZjy63PGAdgABWmL0BMsN5rAbi9UBFH09MMmQ84cR5QJQPmB2i0uLMEKnxy0PwHs5+DAIenYl1D6CmERkqrwOGzNSESRHaX/QD4zncD8RAuELACQAxDzAc7iI1riAvkMjFIFJrn+cMIFOXu0MnAARQOjojAIHB9r9qMgD64TlFn2GgTELEpMiVOAHAeABs54Epr9shHVkmk37BzL7JBwCoDML0YzkBgMNHK4E2PFDGUdkWjJDIBSBHLuHsu+QBdwDAjeOkiB4xI9wgdcL9z/m+8YKKQx5wBoDhgQMQfBgwI9wb0FueBRlyJXC5M3QGAGc9JkI+/wMQcPuVhqWVc1gOedTGlJhhIAuidKM4A4DDmxCA4QTCiFafx49p7lTuGXoBiNQsiWkaCes4BYCzZ1YEKGVOjn31JWwRZUbMCZgL1Iwn2PcBtwBwGYTxPCojJ4xt31tGHHwnmaQx5eO/eAdhYN9+fN12KDSe6XDMBRxKKy0KA7Z5GlwQ7wvEmyt2cIQ4BYDjclMUewHf1enOm8pTW3xOK5MIg9oBD9j+XpADAAyByAtocLFU2oFHf5XWeNY7hfbRDpGpsd04cA7AIQnW6R0o/7oEANY9Dy6Iw0Da9qj67gHA6AYEuHAsox9/9AO8oBS/p7lfQBjER2XCvdWR3TsHgKPHn81iTdT0dAhPvhG/p7l3A7FRB16QCwBmFWiwsuD7GVYDkmF0WtTQXebXfACA0lwJ6gU5wW9Kqd/ry457PovNETmQXGBL8gEA2jIZahQAIPICghgdlAjTycaB695zAYDjNXoAyzrCzhvARZTbnFNRUmTLC3ID4HBDRMsPZGT37iKc+cf4Pc19FEdlHQgF+RlTcu/5AQAeSBLfl4UB+5iwSIT5AZBkPcoKPWe+Rmq80+TnxOKnzHJohwdyAyDREhQ+sXp7EzuEm81+TypnatyHvMAGDzx2AGigyrBDLBoeSA6rJNCalbUFAOOvPv89lsR7zZRMKmdOYON/RG0BgLp1i99AvkgytFlZF34YtECGbQGAMVIXxDvEJw/2Bs1ASlPeNgAUd8q/IKL/TKN0XGeMqXGLh1ptA4AxSimRFzC7PNMiD7YXAJ2F67BHtNMZAw/wu0FWaSsAiuvlO1gUf5IYMwweCMCgWSU3ANJme0j1P4MxFYlBw2iUVTK3/LZraAOetwDwF+C1i76nlrBNL+O/sstK+/d1UF3rDP01v1s/eOPatU1zCiTQUl+61LExu9K/41cH1H44gE8jwzgNGcF4oxh3HIoXcaw0gQ+nL+Jvtaefe7h6StD9YdV/AYhVFb6sJRtSAAAAAElFTkSuQmCC</text:p>
          </table:table-cell>
          <table:table-cell office:value-type="string">
            <text:p/>
          </table:table-cell>
          <table:table-cell office:value-type="float" office:value="9.99">
            <text:p>9.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DTSTART:20190711T120000Z<text:line-break/>RRULE:FREQ=MONTHLY;INTERVAL=1</text:p>
          </table:table-cell>
        </table:table-row>
        <table:table-row>
          <table:table-cell office:value-type="string">
            <text:p>a6e4b341adb0571d7e69fa2138cfde60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zon Prime</text:p>
          </table:table-cell>
          <table:table-cell office:value-type="string">
            <text:p/>
          </table:table-cell>
          <table:table-cell office:value-type="string">
            <text:p>amazon.com</text:p>
          </table:table-cell>
          <table:table-cell office:value-type="string">
            <text:p>data:image/png;width=48;height=48;base64,iVBORw0KGgoAAAANSUhEUgAAADAAAAAwCAYAAABXAvmHAAAHX0lEQVR4Ac3Bf2zW9Z0A8Ne7PmgGLT/GuT1Sp3N3oTcGHNmjjF5OOgp1m3Nba0iOmfSM5qIXM7Mb/m1Wdno5kgmY3Ln9gT/4a1lwbRW3u6y6AjfX6u3xFlPHWna4gdIvErCm5f6AJZ9r+9DQX9Q+Dzvn6xVmkVL6MrZiHdb50yqiiGcjoss0YZKU0hrsxXofTj/HPRHxWxdd5aKU0pfx77jJh9cNuLutra1nx44dvzcqjEoprcMv8BEVGhgY8NOuLocPHzamvb1dRBjT8PnP++iyZTZu3Kh+wwaFQsEVeg+fi4j+XErpKjyNj6jAvz3xhL179+rr65OUBCLChEMHD0ro6OiQsGb1am1tbb721a+q0BLsxa2RUtqK/co0MDDgb7dt09fXZ0xCuCQhzK25udlTTz6ppqZGhTbnsFWZBgYGNG7Z4lSWGZMQpgpzS+js7DQ0NKSjvV11dbUKbK1CkzIMDg7a3NTkVJaZEMqTUjIm4eDBg57Zt0+FvliFjyrDnj17ZIODrkRECISSf9m5U4Vqc8owODho1+7dpksIpJSsWbNGW1ub62trjenp7bVz505ZlrmcU1mmWCwqFArKdHVOGbq6uszloe3b7dy502SFQsFtTU02b9kiyzKTJYSSnt5ehUJBuaqU4cCPf2y6pCSfz3v44YfNZuXKle76+tclU4UrV6UMDQ0NpgsEbr/9dtXV1S7nEzfcIJQkM504flwlcsrwjQce8I0HHjAyMqK/v9+Ynt5eY25rajKXz6xaZUKYKuHN3/1OJXIqUF1drVAoGFMoFMzH4sWLJQQSAiklESFULuePbGBgwPDwsJ7eXmMOHT4scPToUaEklESEK5VzhQYHB7344oueP3BAZ2enSiSVy6nQ8PCwRx55xK7du02WEGZKSsJMoXI5FSgWi77W0uJUlpkukBBmCjMlJSkllcgpU3d3t9u+8AXTJYSSMFVzS4t3z5516NAhExIC4crklGFwcNDf3X23pCRMkhIRxrS0tPiH+++3fv161dXVxrz22mvWb9gglISShEBEqEROGfbs2SPLMmGqhIiQz+fte+YZjY2NZhNmClemyjwNDw97bPduCclUoeSfH31UY2Oj2fyip0cyVVKSVK7KPP2su1sgEKZKyOfzWltbzUdSEkoCSWWqzNOJEydcTqC+vt5cThw/LpSEmUJlqszT66+/LilJZkopmctPu7r8f6gyT0NDQwIpJWOSqYaGhlxO53PP6evrM5eOjg4nT55UrirztG7dOmMiQiBM1X3woGKxaLrh4WEPPviguSQlT+/bp1xV5mnx4sXmEmhuaVEsFk0oFos2NjTIssyEhGSqUNL27W8rFovKkTNPtzU1eT9ZltlQXy+fz8uyzISEQEK4JCFM9ff33ee/i0XzVWWeVq5cafXq1cYkMyWXZFlmslAS3t/p06eVo0oZHvvudyWEqRLCJQnJTE89+aTVa9aYLLmkoaHBkTfeUI4qZWhsbPSdHTtMlhAuSSkJJUlJPp+3f/9+ra2tfviDH5gQCCX33nuvjvZ2NTU1ynFV2yhluPXWW930yU965dVXjYyMCFNFhIRAoLmlRfuPfuSWm282Zvny5dauXWv//v0mbP/Wtzz++OOuueYa5Yo0SgVGRkZ0dHR4/oUX9PT0OJVlEq7L59XX1/urdetsvfNOdXV1ZtPd3e173/++r9xxh9bWVrN657+MCyysZdEK0+VM9l4/Q7/mxhbvp7q6Wmtrq9bWVpXYtGmTTZs2meH0L+n/Hm89ZVwoSfjSb1hSZ7IqkyX03kl3C/970gduqJ+XbuEP73L9Pazdw6e2k5ScHzZdzmRL6/ibLl7ZxoFabtrOZx5i0QofiKV1bEtmOPcmWQeLak1XZbraLWx+mQXLObaLA7W8+hDnTvpAXBjm14/T/mf8/F7jzh7m6uUsvM50ObNZUkfjy7xyH+8e5tgu6dgu8fFmbmqltokFNf6oTr7E2z/hf3YZF7j+Dob6OX+GP3/ILM7ncBrXmm5pHY0v8Ks2ju0SCac6eafTuI8387FNXPvXXHuzsg31M/QG77zMW/uk82eEUYEFy9nwQ1Zs5ugzBFZtN4vjOXThLrNZUMMtj7HiS7yyjfNnSMalrFOc6iQhsPDT1NSx7LMsWIJkquDsr7jwLu90SokIJOMikPCxZj73BAuvM+7t51mzh0UrzKIrh2dxl7nUbuErb3L0aY58hz+cES4KJeeOcO4IWSeBhHBJIiGMCiKQEEhY+GnWPsqNLaa45V9ZtMJlPBtGpZR+iYL5uDDM0ac48k9cOGNcICkJJYmEMCqQEEimWraRv/xHbmxRpp9FxOacknvwn1ji/SyoYdU3WfVNTr7E2z/hxD4unDEuGZcQRgWSkoTA0o184k5qv8iSOhU4jfuNChellBrxHKpVYug3nHuL995AcO73jBxj2We5egm5xSxbzdI6FtS4AmdxR0T0GBUmSSn9BfaiwYfTf+D+iDjuojCLlFITtqKAOlT703gPv0UPno2IQ6b5P4CIiQKQJHzFAAAAAElFTkSuQmCC</text:p>
          </table:table-cell>
          <table:table-cell office:value-type="string">
            <text:p/>
          </table:table-cell>
          <table:table-cell office:value-type="float" office:value="120">
            <text:p>1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DTSTART:20190601T120000Z<text:line-break/>RRULE:FREQ=YEARLY;INTERVAL=1</text:p>
          </table:table-cell>
        </table:table-row>
        <table:table-row>
          <table:table-cell office:value-type="string">
            <text:p>af7f4fdcb57f633dccc16f9560c6936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ulu</text:p>
          </table:table-cell>
          <table:table-cell office:value-type="string">
            <text:p/>
          </table:table-cell>
          <table:table-cell office:value-type="string">
            <text:p>hulu.com</text:p>
          </table:table-cell>
          <table:table-cell office:value-type="string">
            <text:p>data:image/png;width=57;height=57;base64,iVBORw0KGgoAAAANSUhEUgAAADkAAAA5CAYAAACMGIOFAAAEGWlDQ1BrQ0dDb2xvclNwYWNlR2VuZXJpY1JHQgAAOI2NVV1oHFUUPrtzZyMkzlNsNIV0qD8NJQ2TVjShtLp/3d02bpZJNtoi6GT27s6Yyc44M7v9oU9FUHwx6psUxL+3gCAo9Q/bPrQvlQol2tQgKD60+INQ6Ium65k7M5lpurHeZe58853vnnvuuWfvBei5qliWkRQBFpquLRcy4nOHj4g9K5CEh6AXBqFXUR0rXalMAjZPC3e1W99Dwntf2dXd/p+tt0YdFSBxH2Kz5qgLiI8B8KdVy3YBevqRHz/qWh72Yui3MUDEL3q44WPXw3M+fo1pZuQs4tOIBVVTaoiXEI/MxfhGDPsxsNZfoE1q66ro5aJim3XdoLFw72H+n23BaIXzbcOnz5mfPoTvYVz7KzUl5+FRxEuqkp9G/Ajia219thzg25abkRE/BpDc3pqvphHvRFys2weqvp+krbWKIX7nhDbzLOItiM8358pTwdirqpPFnMF2xLc1WvLyOwTAibpbmvHHcvttU57y5+XqNZrLe3lE/Pq8eUj2fXKfOe3pfOjzhJYtB/yll5SDFcSDiH+hRkH25+L+sdxKEAMZahrlSX8ukqMOWy/jXW2m6M9LDBc31B9LFuv6gVKg/0Szi3KAr1kGq1GMjU/aLbnq6/lRxc4XfJ98hTargX++DbMJBSiYMIe9Ck1YAxFkKEAG3xbYaKmDDgYyFK0UGYpfoWYXG+fAPPI6tJnNwb7ClP7IyF+D+bjOtCpkhz6CFrIa/I6sFtNl8auFXGMTP34sNwI/JhkgEtmDz14ySfaRcTIBInmKPE32kxyyE2Tv+thKbEVePDfW/byMM1Kmm0XdObS7oGD/MypMXFPXrCwOtoYjyyn7BV29/MZfsVzpLDdRtuIZnbpXzvlf+ev8MvYr/Gqk4H/kV/G3csdazLuyTMPsbFhzd1UabQbjFvDRmcWJxR3zcfHkVw9GfpbJmeev9F08WW8uDkaslwX6avlWGU6NRKz0g/SHtCy9J30o/ca9zX3Kfc19zn3BXQKRO8ud477hLnAfc1/G9mrzGlrfexZ5GLdn6ZZrrEohI2wVHhZywjbhUWEy8icMCGNCUdiBlq3r+xafL549HQ5jH+an+1y+LlYBifuxAvRN/lVVVOlwlCkdVm9NOL5BE4wkQ2SMlDZU97hX86EilU/lUmkQUztTE6mx1EEPh7OmdqBtAvv8HdWpbrJS6tJj3n0CWdM6busNzRV3S9KTYhqvNiqWmuroiKgYhshMjmhTh9ptWhsF7970j/SbMrsPE1suR5z7DMC+P/Hs+y7ijrQAlhyAgccjbhjPygfeBTjzhNqy28EdkUh8C+DU9+z2v/oyeH791OncxHOs5y2AtTc7nb/f73TWPkD/qwBnjX8BoJ98VQNcC+8AAAAJcEhZcwAACxMAAAsTAQCanBgAAAFZaVRYdFhNTDpjb20uYWRvYmUueG1wAAAAAAA8eDp4bXBtZXRhIHhtbG5zOng9ImFkb2JlOm5zOm1ldGEvIiB4OnhtcHRrPSJYTVAgQ29yZSA1LjQuMCI+CiAgIDxyZGY6UkRGIHhtbG5zOnJkZj0iaHR0cDovL3d3dy53My5vcmcvMTk5OS8wMi8yMi1yZGYtc3ludGF4LW5zIyI+CiAgICAgIDxyZGY6RGVzY3JpcHRpb24gcmRmOmFib3V0PSIiCiAgICAgICAgICAgIHhtbG5zOnRpZmY9Imh0dHA6Ly9ucy5hZG9iZS5jb20vdGlmZi8xLjAvIj4KICAgICAgICAgPHRpZmY6T3JpZW50YXRpb24+MTwvdGlmZjpPcmllbnRhdGlvbj4KICAgICAgPC9yZGY6RGVzY3JpcHRpb24+CiAgIDwvcmRmOlJERj4KPC94OnhtcG1ldGE+CkzCJ1kAAA+mSURBVGgFjVlbj55VFV7ffN/MdE4tpbSllIYqUAU0ChcGMAb1QiEkJpCg/8Er770xXpl4p3dGr/wBxkMMQSVBhZCAQgUp55RTm8600Jl2Dp2Zbz6f51lr7b3fb6bgLvO+e631rGcd9n73+87Qu+ePPx9ZZ4ys14MCWt5sAv9xEjreJfLSjB4dOEJffKhK7Mi5i5zwsPOWtomSAJTUxyWpiMsfQkeUMUl/wvsE42dAIUcmSlsmKycpEuXkVeIsOpJ1Br7wUN8b2QQa1g6KnpxrM0Hl0cQseuoYCvf8ocxcM3dnahYGiqZIzzC5RSzndGuIq8rJi5NjuIpia/WND6cy4cJ7zl3fXY1ipzEKbHfJ+AoKj4s4w2dQOtEY1KXsutfuyRTP8Oat0ZXuJlf6YhXVNOIx6EKZZrnrwvlunIMB3KtA+Y/5gKvEigADkowvNXxrBrI3jjL6JXKTkN1tddqitDZKTjOJMlcBY8k2OFEALL8OV9eHOSS3OhihB7n/05eg3WQM0w6QUwynXT7sIEYW7pLDM4mufzfZ1kZfyumXXFyFCF/sBRMrmHY9kynsSjYCFDZF2E1eA9dZD1u09VOMDERYzPfaoiVZwoCTzDtkz3+sKYmJ5hZ66nGiDwpBkGTwBLYBU8e7cIza+kUQFtj6EdbhlYKq6+BoZ49wHz+RWx/CiGljKZQMlV/PpLaVrLz4KLpU4J5bm6oSIAXqWFwj57RNIudtssIxWU5ijCePBXH+APHWwbDByRF3QXGZKMVQEyuRB2vEk6EUGB1WAALSj/qUecdoZc6vW+B1sMIzJ8WMBgZ2V4EtB33k5DHre5IGZKIClR2BHJWcErdPJlsKJEZVEOFDFMHTnTdYJg944Yt5pwA5Rw6YJ17qiEWl5FDm45K82q7E0t4C3b+SC1NACXZUJ6kwURd9C2LeokC6RYHO4E6ixyWTc//woUBYY3dN0NMZpFwk+Ut2RF1Jyo1hfAXpuGtr4xmUrvHjlNgsUAFF3RSYoYBL1/SDSaNTIDUAMJb4omDq6Of37ILLVHPQXl4hmYyn1zo7UnYx0tVHBmjl5KEtE8rtsxeOOuKEl5ANil0UTqXAkL0wOrsiOdLMe+YwKKvTWOUXziLDPEVfIl+VomsIkyaL5VeP5gSj2bwVOeaFB5OygiQKQ6fAZsFkJydiaBSiJg4M3e2KEMIFWN3BvOiUgWNKEZELZZkppz/5Yi4jM2lk2igmxv1xTQxsnQLDX2b51gY2Lh1OcneKTOfgcnAKzACZjp++9Mkk2zmxqU+Kjgww5dSVBhGMkVxpd63rvQlNswmOIc6c8w5bFOkOcmYjGZyvigDlKihgSxj2kmDYyilKmXyMpQsdGpkCnTHa5zbx8nGzYwR0BTFO7PIusYlXDh6vyJNRgWJpCPLZoiob0WAyoVJg4nBPW+uXOm9QNJk+GLSlvTaBBplx811SMGFKWfcGiyKjlUked6fjtRJmTUniCdaEMnj1xaw4uZa+mUwW2B5+rV2pEU9X3euOS44wOScIi15zz90/0MkBkjYYnRlEugjURyTimNwOi8c9SccLpM0Tq/fE0sRvUf2+CeCEmBxHnYbsonA5zAktDYC/YhGlA8OBbT6+XVsgPTIAAnLax8+10Y6dH16zZdxv6Q/scH8KDeihWHJ7xxQNDqQoBZUMIpmUwd0HaGNn2y7tXFPTbuxP2n7wqgHkwE9WwKQ57+hSzngyEhMrTn8M/NIMZQNWVZJZHv/i1bM1JHJ8csYePnjSFgb77KONZXtp7YJtoeApPMD8O4tGFMhM3NuT0muAAOkr7zp4b5vabw/PHbXpiYG9t3HJzmwsaWXZwBHPAf2rSecfvjo5e3RdS4GqweMPyu9rTFTxnZAkI7R0ute3l4br9u0DJ+xHX3zEDs/eYC8svmWvnfm9Xd3ZQucHtjEa1jBBziRJaRNZrkNyy7M5bw3X7LGFe+yHdz5is2jek+detH+f/bPNTPRV9BC8SktEvhjc2syNyfqWdz01KjCwlDUglw/0bL061AApbwHN+yQK4higcG7kITYZn00GngRgS5tXEFlI449JEo6EZ6wRiiQnmzHZc94+dfBhW3awS/hPu4DAGNRR0qMLvUxQjBcoTLg5OwnGgLIHaB/uDLyNwBybWMHFnQ17A8+SDXt2cWfTbsJ2u2kwLdwmcJehI3o/+jgPG6nYhJXRlg2xBEeg4LNO3iHwk7hnAYxz2bZtEyu5AN8ZNEH+0F+BPxs8B/0smwPDpxVIv/onSTg2DYMJQwS+GgR7n82OYsv++ORDSM6wrfp2eWvVnr38rp1eXcIz2rN7Zg/bdw9/yaZxkLx65QN76uM3sKW37d75m+1bh+7Sc3165T37xeKLeiR6EZgbfA1FfG3+VvvOoS9rx5xeOWvPrLyJXTO0e2dvtW8cvNsmUeB/r5y1v668bvuwq7jabBaH3gY+ZfqqCa2oz6BsQDMmf7Tn88tHDnQzu23+iJ1cOKp5Xh66cs5++faT9ptP3rLvzd1t3z/5dQU5sDhjf/r4NZ2gd8wetcdPPIhG4JnDKXph8QVEr4cKY3Klb585Yo8ff1DULOiplTM4/Dbt1MxReyz0C/D/w/IrNuPHVIeHjszUe8dfByG5IE4v0Kedeah0G4JyZXvdlq6t2BpeKxynFm6xR2/+ql0D3xa22TZOTo7hDjetf/NyW24NXb8NzAwBzKYZXAluW3Jw8PDh4CrrDAAHB/X5WqRMmqyjzj2uXiEEcciIe3tMU8//ccJvS562HB9cXbLfvv8Pe2f9kn3z0Cl74sQDNo/T8dD0frujP61nLLcPSbml50Z96+MoL3rMxCvGevGtx/UNJDKfxMrvTKAozJUDOLUDImEWl7xS8QKNbpiV07Uaa1fyiO7rKHNiul9cX7bfLZ2xlzcuovgJe/TYfSqSCfC96gxE4rDaGdr57VX7ENttNVbdLT0dPDW91NLb/1GziR2xiFfN2mjTNoab7LaAieBqZkRZdIlHUEgWGSAi2Q05COiCfjvANDuFKTo6YScGc7Y+vWUHcKK6F2/4AmKhDfrI9AG7f/64LW2v2e14Jqewqj6w5bEt6dNy55w8TOaWfQftvtljtoomHZ85XA4/vrrarGretUAi2BPfrpgQxBGNKnPKacstxDtfEMt4Lvg6SD1PKhJe3LqCz7UtFDSwu/AR8dMvPKFn7NDUgnQkX9lcsxES1xaMMpkUP6aX4L+FFeRX0FcOfM5+Mv0DPaf0z5N4kRhoB2i4vqNjtzHXzDfn+VZg3KZAnkjsiHqBgkY4tidsFs8bxz68GvrYJ/zsYpAZrSb0gym7Eafev1bP2d8XXxV2BvLJuSN25/wxu3FqXrp3rp6355bf0Hm/b2ISfFPS85VzA35eXv3Anr90Jvyn7fP47Ltj7pgdnHT/N69+ZP9cPqN3pZ+cgpbiXKr1lO2aKzj+YuWJdgyBL+Jd+NziGTu67wY7vXwWJ93IDk9M2SfQPw/9ERw6r6y8j8/ACXR4ZL/68Bl7f/2i3Y2tyk9DtosJXdy6an+59B97Ze283T+53z689rE9u/SqnunX8U6d601qhX59/ml7d+OCncJWncGK8nnnY7IE/799ctrevnYBn5Q45JBfrliuIIus9WD+wNM/K9/X5bdzopGVnHChA4Nwe3BrclUnEZCDMo973nno8CT1j/otu4ItO4uV4icf7dw2G/iS4am6Hw0iL7f7sOevGbzWtTP6OGLX4buKd+Ys+Lhb+Chwq27Cn4fOQvgzA9Dox/ed56vkqIex/D5JJRVCU4hBlQYnwcJbEnJWZYb33zXnUBw/xzbVa9KiUGzvBejYCG9XxEQB4kMtzIGHDpszgyMMH4HC8tXCWFxpHl558FAtU9xVA6EcYdR2pcxnsAxMCW4d2A0+PwzG7m9HaVy1hdAzVa4p/xuCj/+jZRZfpeISHhGgF4ZT/Gj1e76qO7DpVAWWRXB7zxT/yI4YcfkKhlY3xhFp5M85Vf5MwrGMANDIwbu6iAm7ighSUk9SevLrhTIVfnc/Fr0NB9HjIpv4HSd/yFs996c2X1kEe9P8C0f0DNHkRz7G51CBnISd/nqgcMcflxNWgcUhncmmwSRYAJlSAzLfS4EJU2OXT0Na6BgaQp6QOvTI0vF1gVenqM9ggcpIKQbkLJCasl3HcTRm7tkGFUcDwMRzJMal0IdRSTdYYmhq6vW5MBGl+FacVLqMbVH5ZeQau+JdV4r06NWByWcy3vBuANoKWayIvKWMbjcctNGUnMVX+uCWcjfOfYKTRDECLoecl7yAoY6N7n7xRLIiDa9SYLKkcyOTrYq1wMhFt2oPbSj23qKOEaTgmhjQhVqTnO8qMOrxV0iiwE1gbkFiOgMKvrLSnja5BwdvahLvAWh1VNUmRoS9fKGr/t64yLnoxRWXNkYeTjylmK9v1/BuO0FfjnyuNP/MAkHK5DI7+YfcxPAs+XEQgBaXc9owykprnhdaMFQZmp7zVCkHz4Um/aoVWMqeIBLy3ykrsH1G89yuxQAXvrzn6DRNgWERwPE+j1zDkbfkzQLLCgaGfprynrqgptgb+wthvCcrWIR0RiVJIEc4a+SKUIgAssvHIWkKs5TiEub/KTCaBs9dBZKNSiwfOTMG75pzixLDSzjr4CGYch1jBcqrWgsJVNmMbAhRtAsTQbJAfn9WY0wbbueoBSaXk1GCT+BLDOrih1WkPQukzQ+eTIYgKJOUcx0yUkJgjpzzR3MnLcRhSjnvUMMlEggu0eyae3weHON/gmHM9BEvcxav61VgrC5z48hntfnzx1iBYExQOikKnJUbtwUDSxBnSUJ46sOWz1aVx/yEi/ikgiz38Hf2yic5MRKaXFhg2DKenknqS0GcEzQWoMjSO6n440K1MBlEhIwXyQdfwRFPX10cw2ksQid+xh73lSv5EStoyKh56+MfA4W6C5BazPKVMbedSD2KEipBMKkBPr1Ax9UCM0HPuMaUvsPLVODHoKmP7rSPF/tMDFYywFDsuYKKwEslJncmEnGoqQEF+PQC3SEwLuiaDXLBk1QMcXpYTaV0OxdDYuwe+mpKJWzll2aSdwLALplANoIypxwxkY4XdhH3xH/WFpV7HPWakxOjjZ9cJVna+aNY/F0zFG1sqDhaHx5g/p6EoQ1GoORQ8sagIdLsAVNBG+e8R0MSHOoxHzQNyclnjyQFxqVNtvCwOTIAQF8M2jgqxmXaGUPPZPl/lOmUXgKBFLISCl+RJYbkUtDoK55R98QFpvAVXyfvxIoYFeIFyrfJNbkyXphKzmW7egjvhpK8ToHEtaS1oM8oUAEcE7lnyKTw4DDKHiDefBoF0muPAnPVs8BCjsn/ADEAET/G+OerAAAAAElFTkSuQmCC</text:p>
          </table:table-cell>
          <table:table-cell office:value-type="string">
            <text:p/>
          </table:table-cell>
          <table:table-cell office:value-type="float" office:value="8.99">
            <text:p>8.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DTSTART:20190620T120000Z<text:line-break/>RRULE:FREQ=MONTHLY;INTERVAL=1</text:p>
          </table:table-cell>
        </table:table-row>
        <table:table-row>
          <table:table-cell office:value-type="string">
            <text:p>a020dd8555b14acc1c1101b2f7d2b8c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ycheck</text:p>
          </table:table-cell>
          <table:table-cell office:value-type="string">
            <text:p/>
          </table:table-cell>
          <table:table-cell office:value-type="string">
            <text:p>google.com</text:p>
          </table:table-cell>
          <table:table-cell office:value-type="string">
            <text:p>data:image/png;width=32;height=32;base64,iVBORw0KGgoAAAANSUhEUgAAACAAAAAgCAYAAABzenr0AAAFIklEQVR4Ab3BfWzUhRnA8e/z/H7ctb0elypooWLryWDgXBVMEF0IwkREtzj/mSZzcRnJlrEMX/ZHmXHcbcpKiInEZMncP8w4dcl0m4tVYd2bIWPTBBs2EoYUlPBSi6Ut7d2V6z3PuniX/HI56EG6fT5CncxsNnCvu68BOoE0kORTo8BRoE9EeoE3VHWUOgjTMLPF7t4FPKCqDdTBzPLAyyLSraqHuQjhAty9ycx+DGxW1YDLYGaTwLMi8kNVzVODUIOZLXL336jqUmaAmR0QkftV9QOqCFXMbJm7v62qc6hSOnWCiT/tprj/PSY/7MdGhsEdnZ0iaE8T61xGfO16grYFVDOzQVVdJyLvEyFEmNkid9+rqnOIKJ0+yfjzzzHxzh/BnYsSIX77ahLf3kzQOp8oMxsUkdtU9QPKAsrMLOHuvaraTkRhTw+jTzzK5JF/U6/SR8covPk6wfw2wo7rqRCRhLvfkclkdmWz2UmmKGXu/iNVXUpE7pVfcG57Bi/kuVSez3H+3b9RTVVvdPcsZQFTzGwx8IKIKGWFPT2MPbeDWsL0QhruupeGOzcQv20VYXsaz+ews0NUNNzzFZKPPQEiVHP3FZlM5uVsNjsUMsXdu1Q1oKx06gRjz3ZTLZjXRvMjXcSWr6BaYuMmzr+3j3PPPE38C6tp3vQ4F6KqoZl1ARvF3VNmdlpVGygb3/k9cr/fR9SsJZ8jtW0nkkxyMZ4bR5oSTMfMciLSqu5+j6o2UOb5fuJLnid+yyAVesWVzH7qGSSZZDrSlKAeqtoEbFB3X0OED/wKAqPpzhMk7juGxJzENzehqRZmmruvCYFOInzoz1TElgwTtjUTW7ue/5HOEEgT4eMHiQo+cyuEIReydts49Xryvjirl4ZEpBVIElUcJEoaFzJTTg47VVLK/9H5SaeaAqNEzZpLlOcOM1MScaHKSAgcBa6kTJpvwIcGqDg9fJCrbJJZGlJL7w8S1HJ00Nj48zxRV6eEKv0K9BEhLXdQ8dbENTxwMk3Psb9wqf5xpES1RfMCqvSpiPQSIVd/lSIhO8Y+T/bcMgoE/PTAS3xSGKZeYwXn138vEnXtHKU1JUSJSK8Cb5hZnjJp7OBniS28VuigYqgwwiN/3cbI+XNMp1iCp347wdC4E3V3Z0iUmeVEpCfIZrMTW7duTYvIzZS1tyzld/29FG2SijOFs+z+aC8LkvNoT86nlsPDH7LlD2/zr0NpQKm4IiF0fSnOrECocPddqvpqyBQR6Tazr6tqyJR5iblsueVbPLlvJ1Gnc2d47J2f0DG7jZWtN7OguRUR4eP8J+z/+CB9Zw7hOEHbfpoGvotMtvBfm9fHaYwJFWZWFJHtTBHKSqXSDlX9PhEvHnqdne+/wOWQUpLGge/wjeWdPLwqRpSZdQdBsIUpSpmqbjWzfxLxtcVf5umVj9IUNnKpNMzx0BdP8fCqGFFm1qeqWcoCyrLZbDGTyexx9wdFJEHZ9alrubtjFUOFYY6OHseZ3vKrbqD79sdZ134rUWY2oKrrRGSQMqGKu99kZrtVdS5VTo0Psuf4Xt4dOMCRkeOcnRjBHVLxJO3J+dw097OsvWYli1uuo5qZDYjIXaraR4RQg5ktdPfXVPVGZoCZ9anq/SLST5WAGrLZ7FAmk9nl7jF3XyEiymUws6K771DVh0RkkBqEaZjZQnfvAh5U1SbqYGY54Jcisl1Vj3ARQp3MLAlscPc1QCeQBlJ8agToB/pEpFdEekRkjDr8B8RQFTbk50VaAAAAAElFTkSuQmCC</text:p>
          </table:table-cell>
          <table:table-cell office:value-type="string">
            <text:p/>
          </table:table-cell>
          <table:table-cell office:value-type="float" office:value="500">
            <text:p>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DTSTART:20190701T120000Z<text:line-break/>RRULE:FREQ=MONTHLY;INTERVAL=1</text:p>
          </table:table-cell>
        </table:table-row>
      </table:table>
      <table:table table:name="budge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sortOrder</text:p>
          </table:table-cell>
        </table:table-row>
      </table:table>
      <table:table table:name="categorie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amount</text:p>
          </table:table-cell>
        </table:table-row>
      </table:table>
      <table:table table:name="image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mi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buf</text:p>
          </table:table-cell>
        </table:table-row>
        <table:table-row>
          <table:table-cell office:value-type="string">
            <text:p>2057817c99ffa1d1ad75ef472ac46ecb96350b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mage/png</text:p>
          </table:table-cell>
          <table:table-cell office:value-type="float" office:value="152">
            <text:p>152</text:p>
          </table:table-cell>
          <table:table-cell office:value-type="float" office:value="152">
            <text:p>152</text:p>
          </table:table-cell>
          <table:table-cell office:value-type="string">
            <text:p>iVBORw0KGgoAAAANSUhEUgAAAJgAAACYCAYAAAAYwiAhAAAMPklEQVR4nO3deXRU1R0H8O/kzZJktsyESTLsMaEJVmMPS4VwKIugFQsUbAMlekBWPUdErKgIWhDlqNUasa2njVtPBeW0LNEDgmIr2jZQBetSG8uS1EESEpJJJusk82b6RyQmkIQk795335v5ff4jy+/+Du+bmTfv3XevIRKJREAIJ3GiGyDRjQJGuKKAEa4oYIQrChjhigJGuKKAEa4oYIQrChjhigJGuKKAEa4oYIQrChjhigJGuKKAEa4oYIQrChjhigJGuKKAEa4oYIQrChjhigJGuDLyHuCLkd/nPYQwBqOEOGsiDCYTJJcTkssJoycZ5uFDYBo6GJZR6bBkZUJy2kW3Kgz3gEWzSEiGXFcPAAidr+nx50xDvEgcm4OEMVfDOmEMLNmZarUonIH3g7fR/Ao2UCZvCmxTc2G/cTqsueNhMEqiW+KGAiaY5HLCOft6JOXNRvxV2aLbYY4CpiEJOaPhvm0hHLNnwmCMjrMXCpgGmbypSF55C1yL5sFgMYtuRxEKmIaZvCkYtHopkvLm6vY8jQKmA/FXfgepD6+FdcJY0a30GwVMR5w3z0LaxrWQXE7RrfQZXcnXkbpd+3FqRh7q3z4supU+o4DpTKjaD9/KdShfvxXh5hbR7VwWBUyn/K/tRdm8pWgt84lupVcUMB1rKTmJ0jlL0PD+EdGt9IgCpnNyoB6+pWvhf22v6Fa6RQGLApGQjPL1W1FVUCi6lUtQwKJIVUEhzj32LKChhcMpYFGmunA7zm3dJrqNDhSwKFRduF0zb5cUsChVVVAI/6u7RLdBAYtm5b/4JRoOFwvtgQIWzeQwzty5Aa2lXwlrgQIW5cL1DfCtuk/YbSUKWAwI/vc0zm15RsjYFLAY4d+xB/UH31N9XE3NB3MvzoMlK4NjN71rOnocdUUHu/1e8qpbYR4xVOWOvtVwuFhxQCS3C5mHdkJyJ7Fpqg809WSBbcpE2KZPEtdAONxjwOwzJiNx/PdUbuhbcl1AccDkGj8qHi3AkF9tYtJTX9BbZIyp270fjcXHVBuPAhaDKjY/DchhVcaigMWgYMlJ+HcWqTIWBSxGVW17AZFgK/dxKGAxKlRRBf/23dzHoYDFsOoXdiDS1sZ1DApYDGs7W4HAG+9wHYMCFuOqX3mda30KWIxr+awELZ+XcKtPASNcn0iigBEE9h3idrJPASOQawNo/Ns/udSmgBEAQIDTVB4KGAEANLz3Dy51KWAEQPuV/WDJSeZ1NTUfLNzU1LHu/MUMUhzibFaVO/pWuLGX3r7ZkEHvGo8cZ76Gv6YCdubODT1+z5KdiYwDO1Tspquvltzd4/ds0ydh+Eti5ryz1PTRJ3AvyWNak94iSYfmY58yr0kBIx3ays9Brg0wrUkBI10Ev2R7ok8BI10ET5QyrUcBI120njnLtB4FjHTRdqacaT0KGOkiVFnNtB4FjHQh1/iZ1qOAMRAtW+8BgOyvY1qPAsaAyFtYrIVb2c4Lo4AxINltoltgJsJ4HTEKGAPGNI/oFpiJhEJM63EPWDSdn/TEkjFSdAvMsD5e/AOWEM97COEScq4U3QIzrI8X94DFmU28hxDKkp0ZVW+RrI8X94BJSfrZnXUg7NMELpjHAevddPkHLFm95RpVFxcH509uEt0FU5LbxbQe94AZUwbxHoIZg6l/bw/2GZOj6gQfAIwpyUzrcQ+YaaiX9xDM9OeCqcFohOeeVRy7EYP18eIeMPPQwbyHYMaSMaLPP+v5+e2IZ/yAhBawPl7cA2YZlc57CGYsWRl9WqrcvSQPg26/VYWO1Mf6ePEPWJaO/soNBqQ9ej8MFnO335bcSRjy9CakbboXMBhUbk4drI8X98vsUpIDJm8q2srP8R6KCdvka3HFvldR+6c30VrmA8JhGFMGwTphDOwzp8AQbxHdIjcmbyqkJAfTmqrcx0kYdw3a3nxbUY1wfSOjbi7PkjkSqetXqzZeX5hV+LCUMDaHeU1VbnYnMmic91qiWme/YSpsk6/lOkbiuGuY11TlFcw6YYziGnKNHwiHgbjYnABiMJsx/I/PobXMd8mrecPhYlQ+9bziMVgcp4upEjBLdiZM3hS0lVcOuEYkJCNUWR1V9/0Gwjxy2CVfC57+n+K6xjQP83UpABXng1mnTFRcI1gmbufWaGebmsulrmoBc8y6TnGN4BcnGHRCuuO4fiqXuuq9guWOU3ynvvlf/2bUDelMSnLAOrnv+3r2h2oBMxiNil/FGos/aj/RJ0w5bprR7xv9faXqRzLXz36s6PdDVdVo4rDEUKxzLVR2XHqjasDir8pGQs5oRTUC+99l1A1bwVNlkAPdr4CoZfFXZyP+6mxu9VW/qORevEDR79f+eZ8mD+T537wCyaq/5yOTlyzkWl/1gDnmzIRpcNqAfz9c34DaHfx2phiI4Jen0PDuB4Ckr4vAJm8qHHNmch1D9f8Rg8mE5OWLFNU4/9tXmK+hMGByGGcfeEyXsyuSV+RzO7m/QMifnCt/vqIr8nKgHuce28awo4GrLPg9mj/+vH0FapX2wWbBmOaBK38+93GEBMxgMcNz13JFNWp37UPd7v2MOhqYur0HcP7XL7f/IxLR1Z0Gz13Lepz3xpKwkwbXgrmwZGUoqlG+4XE0Fh9j1FH/1L99GGfXbQEikS5f0wNLVgZcC/hdmuhM3FmpFNc+M1SBcHMLfMvu4bYNSk/8r+6C7477L5lCVPPiaz1u1qAlaZvuVe0DidCPPdaJY+GcP0tRjXBTM75adk/7WxXncyC5NoCv1zyE8o1PdDtW6HwNztz5ICLBVq59KOGcPwvWiWNVG0/45+q0jXcrf9hTDqPyqedROu82NH/yBZvGOomEZNS+XoRTM/JQV3Sw159t/OAoTv/oVjQdPc68D6UktwtpG3vesYQHQyTS6SRCkPqD78G36j5m9WxTc+Fe/FPYfjBR0VuBXBtA3d4DqH5xB9p8/V992ZKdCfu0XMRfNRqmwamIS0zgshhMw6H3UfHI5beyGfa7J2G/YSrz8XujiYABQPn6rcy39pXcLtin5cI6aTziv5sFc8aIXpcnkmtqETxZhqYPP0Zj8TE0Hf04aqZqJy2ci8GP97wXFC+aCVi4uQWl85Zy2VKug8EAyWmH5HRActoR57Aj0hKEXN+AUEWlLk7QB8IyKh3pb/wBcQKW0tJMwACgtcyH07MXI1zfILqVqBFnt+GKopdhvqLvT60zHV/IqD0wjxyGodu26O6enmZJcRj67BZh4QI0FjAAsE2bBO/mdaLbiArezetgmy52/TLNBQwAXLfcDM8aZbeSYp1nzXK4brlZdBvaDBgAeNauVDzrIlYlL18Ez9qVotsAoOGAAUDqhjVIXpEvug1dSV6Rj9QNa0S30UFTnyJ7UlVQiKqCQtFtaJ5nzXLNvHJdoIuAAYB/xx5UPPwkIiFZdCuaYzBKSHtkHVyL+M/v6i/dBAxoX4Ph69UbNTknXxTJYceQ5x6FjcGT8zzoKmAA0Frqg++O+/le8dcJS3Ymhj3/BMzpl65XoRWaPsnvjjl9GNL3vKT4GUu9S1owB+l7XtJ0uAAdvoJ1FjjwV5Q/+Lh2HgBRgeR2wbv1ATh+OE10K32i64AB7TMgKrY8g7o9b4luhTvnvBuR9tBaSG79bG6h+4Bd0HjkGCoeehLBE6WiW2HOMiodaZvXwZo7TnQr/RY1AQO+mXm6swhVz72IUEWV6HYUM6Z54Fm9DEkL5sJglES3MyBRFbALIsFW+LfvRnXhdt2sbt2ZyZuK5BX5cOXPV+XRMp6iMmAXREIhBN58BzUvv47mT/8jup3LSsgZDfdtC+GYPTNqNnKN6oB11vJZCfw7ixDYdwiyv050Ox0klxOOm2bAtWAu11VuRImZgF0QCYXQ+PcPEXjrL2g8XKxoYeKBMnlTYJ0yEY4bp8M6aXzUvFp1J+YCdrFgyUk0HjmOpo8+QfOxT7mcs5m8qUgYdw0Sx+bAOmEMl9WctSrmA3YxuTaAlpITaD1ZhlbfWbSdOYtQZTVkfy1kfx0ioRDk+saONfsluxUGoxGSywnJlQRjSjJMQwfDPHwIzBkjEJ89ivn2LHpCASNc6e5eJNEXChjhigJGuKKAEa4oYIQrChjhigJGuKKAEa4oYIQrChjhigJGuKKAEa4oYIQrChjhigJGuKKAEa4oYIQrChjhigJGuPo/aaWcqIUplscAAAAASUVORK5CYII=</text:p>
          </table:table-cell>
        </table:table-row>
      </table:table>
      <table:table table:name="settings">
        <table:table-row>
          <table:table-cell office:value-type="string">
            <text:p>key</text:p>
          </table:table-cell>
          <table:table-cell office:value-type="string">
            <text:p>value</text:p>
          </table:table-cell>
        </table:table-row>
      </table:table>
      <table:table table:name="transaction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accountId</text:p>
          </table:table-cell>
          <table:table-cell office:value-type="string">
            <text:p>time</text:p>
          </table:table-cell>
          <table:table-cell office:value-type="string">
            <text:p>account</text:p>
          </table:table-cell>
          <table:table-cell office:value-type="string">
            <text:p>server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amount</text:p>
          </table:table-cell>
          <table:table-cell office:value-type="string">
            <text:p>balan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3</meta:generator>
  </office:meta>
</office:document-meta>
</file>